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mac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number-columns-repeated="2"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number-columns-repeated="2"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number-columns-repeated="2"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number-columns-repeated="2"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number-columns-repeated="2"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2 E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2 E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1 E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1 E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1 EK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0 E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0 E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0 E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4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0 E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9 E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9 EK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9 E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6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9 EK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6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6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2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2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1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6 D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6 D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B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6 D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4 B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6 D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4 B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5 DK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4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K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4 B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2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2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number-columns-repeated="2" table:style-name="ce1" office:value-type="string" calcext:value-type="string">
            <text:p>12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C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B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number-columns-repeated="2" table:style-name="ce1" office:value-type="string" calcext:value-type="string">
            <text:p>12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C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K</text:p>
          </table:table-cell>
          <table:table-cell table:number-columns-repeated="2" table:style-name="ce1" office:value-type="string" calcext:value-type="string">
            <text:p>12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C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B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7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B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9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9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A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7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number-columns-repeated="2"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number-columns-repeated="2"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9 A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9 A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A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7 B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A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B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8 A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7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K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K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K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5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5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1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4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7:24:26.352560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07:30:41.887201990</dc:date>
    <meta:editing-duration>PT26M22S</meta:editing-duration>
    <meta:editing-cycles>17</meta:editing-cycles>
    <meta:generator>LibreOffice/4.2.8.2$Linux_X86_64 LibreOffice_project/420m0$Build-2</meta:generator>
    <meta:document-statistic meta:table-count="1" meta:cell-count="2100" meta:object-count="0"/>
  </office:meta>
</office:document-meta>
</file>